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ataset</text:p>
          </table:table-cell>
          <table:table-cell table:number-columns-repeated="2" table:style-name="ce1"/>
          <table:table-cell office:value-type="string" table:style-name="ce1">
            <text:p>Descriptive Statist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udent</text:p>
          </table:table-cell>
          <table:table-cell office:value-type="string" table:style-name="ce1">
            <text:p>Score</text:p>
          </table:table-cell>
          <table:table-cell table:style-name="ce1"/>
          <table:table-cell office:value-type="string" table:style-name="ce1">
            <text:p>Ma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udent1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string" table:style-name="ce1">
            <text:p>Mi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udent2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string" table:style-name="ce1">
            <text:p>Rang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udent3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string" table:style-name="ce1">
            <text:p>Averag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string" table:style-name="ce1">
            <text:p>Media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udent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string" table:style-name="ce1">
            <text:p>Mod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udent6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string" table:style-name="ce1">
            <text:p>S.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udent7</text:p>
          </table:table-cell>
          <table:table-cell office:value-type="float" office:value="75" table:style-name="ce1">
            <text:p>7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udent8</text:p>
          </table:table-cell>
          <table:table-cell office:value-type="float" office:value="80" table:style-name="ce1">
            <text:p>8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udent9</text:p>
          </table:table-cell>
          <table:table-cell office:value-type="float" office:value="95" table:style-name="ce1">
            <text:p>9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udent10</text:p>
          </table:table-cell>
          <table:table-cell office:value-type="float" office:value="70" table:style-name="ce1">
            <text:p>70</text:p>
          </table:table-cell>
          <table:table-cell table:number-columns-repeated="16382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lily wells</meta:initial-creator>
    <dc:creator>lily wells</dc:creator>
    <meta:creation-date>2026-03-25T16:54:32Z</meta:creation-date>
    <dc:date>2026-03-25T17:31:25Z</dc:date>
  </office:meta>
</office:document-meta>
</file>